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6.0069in" table:align="center" style:writing-mode="lr-tb"/>
    </style:style>
    <style:style style:name="Tabla1.A" style:family="table-column">
      <style:table-column-properties style:column-width="2in"/>
    </style:style>
    <style:style style:name="Tabla1.C" style:family="table-column">
      <style:table-column-properties style:column-width="2.0069in"/>
    </style:style>
    <style:style style:name="Tabla1.1" style:family="table-row">
      <style:table-row-properties fo:keep-together="auto"/>
    </style:style>
    <style:style style:name="Tabla1.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1.C1" style:family="table-cell">
      <style:table-cell-properties style:vertical-align="top" fo:padding-left="0.0486in" fo:padding-right="0.0486in" fo:padding-top="0in" fo:padding-bottom="0in" fo:border="0.5pt solid #000000" style:writing-mode="lr-tb"/>
    </style:style>
    <style:style style:name="Tabla1.2" style:family="table-row">
      <style:table-row-properties style:min-row-height="0.3in" fo:keep-together="auto"/>
    </style:style>
    <style:style style:name="Tabla1.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a1.C2" style:family="table-cell">
      <style:table-cell-properties style:vertical-align="middle" fo:padding-left="0.0486in" fo:padding-right="0.0486in" fo:padding-top="0in" fo:padding-bottom="0in" fo:border="0.5pt solid #000000" style:writing-mode="lr-tb"/>
    </style:style>
    <style:style style:name="P1" style:family="paragraph" style:parent-style-name="Header">
      <style:text-properties fo:language="none" fo:country="none" style:language-asian="none" style:country-asian="none"/>
    </style:style>
    <style:style style:name="P2" style:family="paragraph" style:parent-style-name="Standard">
      <style:text-properties style:font-name="Trebuchet MS" fo:font-weight="bold" style:font-weight-asian="bold" style:font-name-complex="Arial"/>
    </style:style>
    <style:style style:name="P3" style:family="paragraph" style:parent-style-name="Standard">
      <style:paragraph-properties style:text-autospace="none" style:snap-to-layout-grid="false"/>
      <style:text-properties style:font-name="Arial" fo:font-size="11pt" style:font-size-asian="11pt" style:font-name-complex="Arial" style:font-size-complex="11pt"/>
    </style:style>
    <style:style style:name="P4" style:family="paragraph" style:parent-style-name="Standard">
      <style:paragraph-properties style:snap-to-layout-grid="false"/>
      <style:text-properties style:font-name="Arial" fo:font-size="11pt" style:font-size-asian="11pt" style:font-name-complex="Arial" style:font-size-complex="11pt"/>
    </style:style>
    <style:style style:name="P5" style:family="paragraph" style:parent-style-name="Standard">
      <style:paragraph-properties fo:text-align="justify" style:justify-single-word="false">
        <style:tab-stops>
          <style:tab-stop style:position="0.6252in"/>
        </style:tab-stops>
      </style:paragraph-properties>
      <style:text-properties style:font-name="Arial" fo:font-size="11pt" fo:language="es" fo:country="ES" style:font-size-asian="11pt" style:font-name-complex="Arial" style:font-size-complex="11pt"/>
    </style:style>
    <style:style style:name="P6" style:family="paragraph" style:parent-style-name="Standard">
      <style:paragraph-properties fo:text-align="center" style:justify-single-word="false" style:snap-to-layout-grid="false">
        <style:tab-stops>
          <style:tab-stop style:position="0.1252in"/>
        </style:tab-stops>
      </style:paragraph-properties>
      <style:text-properties style:font-name="Arial" fo:font-size="11pt" fo:font-weight="bold" style:font-size-asian="11pt" style:font-weight-asian="bold" style:font-name-complex="Arial" style:font-size-complex="11pt" style:font-weight-complex="bold"/>
    </style:style>
    <style:style style:name="P7" style:family="paragraph" style:parent-style-name="Standard">
      <style:paragraph-properties style:snap-to-layout-grid="false">
        <style:tab-stops>
          <style:tab-stop style:position="0.1252in"/>
        </style:tab-stops>
      </style:paragraph-properties>
      <style:text-properties style:font-name="Arial" fo:font-size="11pt" fo:font-weight="bold" style:font-size-asian="11pt" style:font-weight-asian="bold" style:font-name-complex="Arial" style:font-size-complex="11pt" style:font-weight-complex="bold"/>
    </style:style>
    <style:style style:name="P8" style:family="paragraph" style:parent-style-name="Standard">
      <style:paragraph-properties style:snap-to-layout-grid="false">
        <style:tab-stops>
          <style:tab-stop style:position="0.1252in"/>
        </style:tab-stops>
      </style:paragraph-properties>
      <style:text-properties style:font-name="Arial" fo:font-size="11pt" fo:language="en" fo:country="US" style:font-size-asian="11pt" style:font-name-complex="Arial" style:font-size-complex="11pt"/>
    </style:style>
    <style:style style:name="P9" style:family="paragraph" style:parent-style-name="Standard">
      <style:paragraph-properties fo:text-align="center" style:justify-single-word="false"/>
      <style:text-properties style:font-name="Arial" fo:font-size="16pt" fo:language="es" fo:country="MX" style:text-underline-style="solid" style:text-underline-width="auto" style:text-underline-color="font-color" fo:font-weight="bold" officeooo:rsid="000eabde" officeooo:paragraph-rsid="000eabde" style:font-size-asian="16pt" style:font-weight-asian="bold" style:font-name-complex="Arial" style:font-size-complex="16pt" style:font-weight-complex="bold"/>
    </style:style>
    <style:style style:name="P10" style:family="paragraph" style:parent-style-name="Standard">
      <style:paragraph-properties style:text-autospace="none"/>
    </style:style>
    <style:style style:name="P11" style:family="paragraph" style:parent-style-name="Standard">
      <style:paragraph-properties style:text-autospace="none"/>
      <style:text-properties fo:color="#000000" style:font-name="Courier New" fo:font-size="10pt" fo:language="es" fo:country="ES" fo:background-color="#ffffff" style:font-name-asian="Times New Roman" style:font-size-asian="10pt" style:language-asian="es" style:country-asian="ES" style:font-name-complex="Courier New" style:font-size-complex="10pt"/>
    </style:style>
    <style:style style:name="P12" style:family="paragraph" style:parent-style-name="Standard">
      <style:paragraph-properties style:text-autospace="none"/>
      <style:text-properties fo:color="#000000" style:font-name="Courier New" fo:font-size="10pt" fo:language="en" fo:country="US" style:font-name-asian="Times New Roman" style:font-size-asian="10pt" style:language-asian="es" style:country-asian="ES" style:font-name-complex="Courier New" style:font-size-complex="10pt"/>
    </style:style>
    <style:style style:name="P13" style:family="paragraph" style:parent-style-name="Standard">
      <style:paragraph-properties style:text-autospace="none"/>
      <style:text-properties fo:color="#000000" style:font-name="Courier New" fo:font-size="10pt" fo:language="en" fo:country="US" officeooo:paragraph-rsid="000f5d64" style:font-name-asian="Times New Roman" style:font-size-asian="10pt" style:language-asian="es" style:country-asian="ES" style:font-name-complex="Courier New" style:font-size-complex="10pt"/>
    </style:style>
    <style:style style:name="P14" style:family="paragraph" style:parent-style-name="Standard">
      <style:paragraph-properties style:text-autospace="none"/>
      <style:text-properties fo:color="#7f0055" style:font-name="Courier New" fo:font-size="10pt" fo:language="en" fo:country="US" fo:font-weight="bold" style:font-name-asian="Times New Roman" style:font-size-asian="10pt" style:language-asian="es" style:country-asian="ES" style:font-weight-asian="bold" style:font-name-complex="Courier New" style:font-size-complex="10pt" style:font-weight-complex="bold"/>
    </style:style>
    <style:style style:name="P15" style:family="paragraph" style:parent-style-name="Standard">
      <style:paragraph-properties fo:margin-left="0.4917in" fo:margin-right="0in" fo:text-indent="0in" style:auto-text-indent="false" style:text-autospace="none"/>
    </style:style>
    <style:style style:name="P16" style:family="paragraph" style:parent-style-name="Standard">
      <style:paragraph-properties fo:margin-left="0.4917in" fo:margin-right="0in" fo:text-indent="0in" style:auto-text-indent="false" style:text-autospace="none"/>
      <style:text-properties fo:color="#000000" style:font-name="Courier New" fo:font-size="10pt" fo:language="en" fo:country="US" fo:background-color="#ffffff" style:font-name-asian="Times New Roman" style:font-size-asian="10pt" style:language-asian="es" style:country-asian="ES" style:font-name-complex="Courier New" style:font-size-complex="10pt"/>
    </style:style>
    <style:style style:name="P17" style:family="paragraph" style:parent-style-name="Normal_20__28_Web_29_">
      <style:paragraph-properties fo:margin-left="0.4917in" fo:margin-right="0in" fo:margin-top="0in" fo:margin-bottom="0in" loext:contextual-spacing="false" fo:text-align="justify" style:justify-single-word="false" fo:text-indent="0in" style:auto-text-indent="false"/>
      <style:text-properties style:font-name="Arial" fo:font-size="11pt" style:font-size-asian="11pt" style:font-name-complex="Arial" style:font-size-complex="11pt"/>
    </style:style>
    <style:style style:name="P18" style:family="paragraph" style:parent-style-name="Standard">
      <style:paragraph-properties fo:margin-left="0.1252in" fo:margin-right="0in" fo:text-indent="-0.1252in" style:auto-text-indent="false">
        <style:tab-stops>
          <style:tab-stop style:position="0in"/>
        </style:tab-stops>
      </style:paragraph-properties>
      <style:text-properties style:font-name="Arial" fo:font-size="11pt" fo:language="es" fo:country="ES" style:font-size-asian="11pt" style:font-name-complex="Arial" style:font-size-complex="11pt"/>
    </style:style>
    <style:style style:name="P19" style:family="paragraph" style:parent-style-name="Standard">
      <style:paragraph-properties fo:margin-left="0.1252in" fo:margin-right="0in" fo:text-indent="-0.1252in" style:auto-text-indent="false">
        <style:tab-stops>
          <style:tab-stop style:position="0in"/>
        </style:tab-stops>
      </style:paragraph-properties>
      <style:text-properties style:font-name="Arial" fo:font-size="11pt" fo:language="es" fo:country="ES" officeooo:rsid="000eabde" officeooo:paragraph-rsid="000eabde" style:font-size-asian="11pt" style:font-name-complex="Arial" style:font-size-complex="11pt"/>
    </style:style>
    <style:style style:name="P20" style:family="paragraph" style:parent-style-name="Normal_20__28_Web_29_">
      <style:paragraph-properties fo:margin-left="0.5in" fo:margin-right="0in" fo:margin-top="0in" fo:margin-bottom="0in" loext:contextual-spacing="false" fo:text-indent="-0.25in" style:auto-text-indent="false"/>
      <style:text-properties style:font-name="Arial" style:font-name-complex="Arial"/>
    </style:style>
    <style:style style:name="P21" style:family="paragraph" style:parent-style-name="Normal_20__28_Web_29_">
      <style:paragraph-properties fo:margin-left="0.5in" fo:margin-right="0in" fo:margin-top="0in" fo:margin-bottom="0in" loext:contextual-spacing="false" fo:text-indent="-0.25in" style:auto-text-indent="false"/>
      <style:text-properties style:font-name="Arial" fo:font-size="11pt" style:font-size-asian="11pt" style:font-name-complex="Arial" style:font-size-complex="11pt"/>
    </style:style>
    <style:style style:name="P22" style:family="paragraph" style:parent-style-name="Normal_20__28_Web_29_">
      <style:paragraph-properties fo:margin-top="0in" fo:margin-bottom="0in" loext:contextual-spacing="false"/>
      <style:text-properties style:font-name="Arial" fo:font-weight="bold" style:font-weight-asian="bold" style:font-name-complex="Arial"/>
    </style:style>
    <style:style style:name="P23" style:family="paragraph" style:parent-style-name="Normal_20__28_Web_29_">
      <style:paragraph-properties fo:margin-top="0in" fo:margin-bottom="0in" loext:contextual-spacing="false"/>
      <style:text-properties style:font-name="Arial" fo:font-size="11pt" fo:font-weight="bold" style:font-size-asian="11pt" style:font-weight-asian="bold" style:font-name-complex="Arial" style:font-size-complex="11pt"/>
    </style:style>
    <style:style style:name="P24" style:family="paragraph" style:parent-style-name="Normal_20__28_Web_29_">
      <style:paragraph-properties fo:margin-top="0in" fo:margin-bottom="0in" loext:contextual-spacing="false" fo:text-align="justify" style:justify-single-word="false">
        <style:tab-stops>
          <style:tab-stop style:position="0.6252in"/>
        </style:tab-stops>
      </style:paragraph-properties>
      <style:text-properties style:font-name="Arial" fo:font-size="11pt" style:font-size-asian="11pt" style:font-name-complex="Arial" style:font-size-complex="11pt"/>
    </style:style>
    <style:style style:name="P25" style:family="paragraph" style:parent-style-name="Normal_20__28_Web_29_">
      <style:paragraph-properties fo:margin-top="0in" fo:margin-bottom="0in" loext:contextual-spacing="false" fo:text-align="justify" style:justify-single-word="false"/>
    </style:style>
    <style:style style:name="P26" style:family="paragraph" style:parent-style-name="Normal_20__28_Web_29_">
      <style:paragraph-properties fo:margin-top="0in" fo:margin-bottom="0in" loext:contextual-spacing="false"/>
      <style:text-properties fo:language="es" fo:country="ES" fo:background-color="#ffffff" style:language-asian="es" style:country-asian="ES"/>
    </style:style>
    <style:style style:name="P27" style:family="paragraph" style:parent-style-name="Normal_20__28_Web_29_">
      <style:paragraph-properties fo:margin-left="0.25in" fo:margin-right="0in" fo:margin-top="0in" fo:margin-bottom="0in" loext:contextual-spacing="false" fo:text-indent="0in" style:auto-text-indent="false"/>
      <style:text-properties style:font-name="Arial" fo:font-size="11pt" style:font-size-asian="11pt" style:font-name-complex="Arial" style:font-size-complex="11pt"/>
    </style:style>
    <style:style style:name="P28" style:family="paragraph" style:parent-style-name="Normal_20__28_Web_29_">
      <style:paragraph-properties fo:margin-left="0.25in" fo:margin-right="0in" fo:margin-top="0in" fo:margin-bottom="0in" loext:contextual-spacing="false" fo:text-indent="0in" style:auto-text-indent="false"/>
      <style:text-properties style:font-name="Arial" fo:font-size="11pt" fo:language="es" fo:country="ES" style:font-size-asian="11pt" style:font-name-complex="Arial" style:font-size-complex="11pt"/>
    </style:style>
    <style:style style:name="P29" style:family="paragraph" style:parent-style-name="Normal_20__28_Web_29_">
      <style:paragraph-properties fo:margin-left="0.25in" fo:margin-right="0in" fo:margin-top="0in" fo:margin-bottom="0in" loext:contextual-spacing="false" fo:text-indent="0in" style:auto-text-indent="false"/>
      <style:text-properties style:font-name="Arial" fo:font-size="11pt" fo:language="es" fo:country="ES" style:font-size-asian="11pt" style:language-asian="none" style:country-asian="none" style:font-name-complex="Arial" style:font-size-complex="11pt"/>
    </style:style>
    <style:style style:name="P30" style:family="paragraph" style:parent-style-name="HTML_20_con_20_formato_20_previo">
      <style:paragraph-properties fo:margin-left="0.25in" fo:margin-right="0in" fo:text-align="justify" style:justify-single-word="false" fo:text-indent="0in" style:auto-text-indent="false">
        <style:tab-stops>
          <style:tab-stop style:position="0.25in"/>
          <style:tab-stop style:position="1.1252in"/>
          <style:tab-stop style:position="1.6583in"/>
          <style:tab-stop style:position="2.2945in"/>
          <style:tab-stop style:position="2.9307in"/>
          <style:tab-stop style:position="3.5665in"/>
          <style:tab-stop style:position="4.2028in"/>
          <style:tab-stop style:position="4.839in"/>
          <style:tab-stop style:position="5.4752in"/>
          <style:tab-stop style:position="6.111in"/>
          <style:tab-stop style:position="6.7472in"/>
          <style:tab-stop style:position="7.3835in"/>
          <style:tab-stop style:position="8.0193in"/>
          <style:tab-stop style:position="8.6555in"/>
          <style:tab-stop style:position="9.2917in"/>
          <style:tab-stop style:position="9.928in"/>
        </style:tab-stops>
      </style:paragraph-properties>
      <style:text-properties style:font-name="Arial" fo:font-size="11pt" style:font-name-asian="SimSun" style:font-size-asian="11pt" style:language-asian="zh" style:country-asian="CN" style:font-name-complex="Arial" style:font-size-complex="11pt"/>
    </style:style>
    <style:style style:name="P31" style:family="paragraph" style:parent-style-name="HTML_20_con_20_formato_20_previo">
      <style:paragraph-properties fo:margin-left="0.25in" fo:margin-right="0in" fo:text-align="justify" style:justify-single-word="false" fo:text-indent="0in" style:auto-text-indent="false">
        <style:tab-stops>
          <style:tab-stop style:position="0.3862in"/>
          <style:tab-stop style:position="1.1252in"/>
          <style:tab-stop style:position="1.6583in"/>
          <style:tab-stop style:position="2.2945in"/>
          <style:tab-stop style:position="2.9307in"/>
          <style:tab-stop style:position="3.5665in"/>
          <style:tab-stop style:position="4.2028in"/>
          <style:tab-stop style:position="4.839in"/>
          <style:tab-stop style:position="5.4752in"/>
          <style:tab-stop style:position="6.111in"/>
          <style:tab-stop style:position="6.7472in"/>
          <style:tab-stop style:position="7.3835in"/>
          <style:tab-stop style:position="8.0193in"/>
          <style:tab-stop style:position="8.6555in"/>
          <style:tab-stop style:position="9.2917in"/>
          <style:tab-stop style:position="9.928in"/>
        </style:tab-stops>
      </style:paragraph-properties>
      <style:text-properties style:font-name="Arial" fo:font-size="11pt" style:font-name-asian="SimSun" style:font-size-asian="11pt" style:language-asian="zh" style:country-asian="CN" style:font-name-complex="Arial" style:font-size-complex="11pt"/>
    </style:style>
    <style:style style:name="P32" style:family="paragraph" style:parent-style-name="HTML_20_con_20_formato_20_previo">
      <style:text-properties style:font-name="Arial" fo:font-size="11pt" style:font-size-asian="11pt" style:font-name-complex="Arial" style:font-size-complex="11pt"/>
    </style:style>
    <style:style style:name="P33" style:family="paragraph" style:parent-style-name="HTML_20_con_20_formato_20_previo">
      <style:text-properties style:font-name="Arial" fo:font-size="11pt" fo:language="none" fo:country="none" style:font-size-asian="11pt" style:language-asian="none" style:country-asian="none" style:font-name-complex="Arial" style:font-size-complex="11pt"/>
    </style:style>
    <style:style style:name="P34" style:family="paragraph" style:parent-style-name="HTML_20_con_20_formato_20_previo">
      <style:paragraph-properties fo:margin-left="0.5in" fo:margin-right="0in" fo:text-align="justify" style:justify-single-word="false" fo:text-indent="0in" style:auto-text-indent="false">
        <style:tab-stops>
          <style:tab-stop style:position="0in"/>
          <style:tab-stop style:position="0.875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Arial" fo:font-size="11pt" style:font-name-asian="SimSun" style:font-size-asian="11pt" style:language-asian="zh" style:country-asian="CN" style:font-name-complex="Arial" style:font-size-complex="11pt"/>
    </style:style>
    <style:style style:name="P35" style:family="paragraph" style:parent-style-name="Standard">
      <style:text-properties fo:color="#000000" style:font-name="Courier New" fo:font-size="10pt" fo:language="es" fo:country="ES" style:font-name-asian="Times New Roman" style:font-size-asian="10pt" style:language-asian="es" style:country-asian="ES" style:font-name-complex="Courier New" style:font-size-complex="10pt"/>
    </style:style>
    <style:style style:name="P36" style:family="paragraph" style:parent-style-name="Standard">
      <style:paragraph-properties style:text-autospace="none"/>
      <style:text-properties fo:color="#000000" style:font-name="Courier New" fo:font-size="10pt" fo:language="en" fo:country="US" officeooo:paragraph-rsid="00145c4b" style:font-name-asian="Times New Roman" style:font-size-asian="10pt" style:language-asian="es" style:country-asian="ES" style:font-name-complex="Courier New" style:font-size-complex="10pt"/>
    </style:style>
    <style:style style:name="P37" style:family="paragraph" style:parent-style-name="Standard">
      <style:paragraph-properties style:text-autospace="none"/>
      <style:text-properties officeooo:paragraph-rsid="00145c4b"/>
    </style:style>
    <style:style style:name="P38" style:family="paragraph" style:parent-style-name="Standard" style:master-page-name="Standard">
      <style:paragraph-properties fo:text-align="center" style:justify-single-word="false" style:page-number="auto"/>
      <style:text-properties style:font-name="Arial" fo:font-weight="bold" style:font-weight-asian="bold" style:font-name-complex="Arial"/>
    </style:style>
    <style:style style:name="P39" style:family="paragraph" style:parent-style-name="Standard">
      <style:paragraph-properties fo:margin-left="0.4917in" fo:margin-right="0in" fo:text-indent="0in" style:auto-text-indent="false" style:text-autospace="none"/>
      <style:text-properties fo:color="#000000" style:font-name="Courier New" fo:font-size="10pt" fo:language="en" fo:country="US" fo:background-color="#ffffff" style:font-name-asian="Times New Roman" style:font-size-asian="10pt" style:language-asian="es" style:country-asian="ES" style:font-name-complex="Courier New" style:font-size-complex="10pt"/>
    </style:style>
    <style:style style:name="P40" style:family="paragraph" style:parent-style-name="Standard">
      <style:paragraph-properties fo:margin-left="0.4917in" fo:margin-right="0in" fo:text-indent="0in" style:auto-text-indent="false" style:text-autospace="none"/>
      <style:text-properties officeooo:paragraph-rsid="0012ee7a"/>
    </style:style>
    <style:style style:name="P41" style:family="paragraph" style:parent-style-name="Normal_20__28_Web_29_" style:list-style-name="WW8Num7">
      <style:paragraph-properties fo:margin-top="0in" fo:margin-bottom="0in" loext:contextual-spacing="false"/>
      <style:text-properties style:font-name="Arial" fo:font-size="10pt" style:font-size-asian="10pt" style:font-name-complex="Arial" style:font-size-complex="10pt"/>
    </style:style>
    <style:style style:name="P42" style:family="paragraph" style:parent-style-name="Normal_20__28_Web_29_">
      <style:paragraph-properties fo:margin-top="0in" fo:margin-bottom="0in" loext:contextual-spacing="false" fo:text-align="justify" style:justify-single-word="false"/>
      <style:text-properties style:font-name="Arial" fo:font-size="11pt" style:font-size-asian="11pt" style:font-name-complex="Arial" style:font-size-complex="11pt"/>
    </style:style>
    <style:style style:name="P43" style:family="paragraph" style:parent-style-name="Normal_20__28_Web_29_" style:list-style-name="WW8Num8">
      <style:paragraph-properties fo:margin-top="0in" fo:margin-bottom="0in" loext:contextual-spacing="false" fo:text-align="justify" style:justify-single-word="false"/>
      <style:text-properties style:font-name="Arial" fo:font-size="11pt" style:font-size-asian="11pt" style:font-name-complex="Arial" style:font-size-complex="11pt"/>
    </style:style>
    <style:style style:name="P44" style:family="paragraph" style:parent-style-name="HTML_20_con_20_formato_20_previo" style:list-style-name="WW8Num2">
      <style:paragraph-properties fo:margin-left="-0.5in" fo:margin-right="0in" fo:text-align="justify" style:justify-single-word="false" fo:text-indent="0in" style:auto-text-indent="false">
        <style:tab-stops>
          <style:tab-stop style:position="0.75in"/>
          <style:tab-stop style:position="1.1362in"/>
          <style:tab-stop style:position="1.772in"/>
          <style:tab-stop style:position="2.4083in"/>
          <style:tab-stop style:position="3.0445in"/>
          <style:tab-stop style:position="3.6807in"/>
          <style:tab-stop style:position="4.3165in"/>
          <style:tab-stop style:position="4.9528in"/>
          <style:tab-stop style:position="5.589in"/>
          <style:tab-stop style:position="6.2252in"/>
          <style:tab-stop style:position="6.861in"/>
          <style:tab-stop style:position="7.4972in"/>
          <style:tab-stop style:position="8.1335in"/>
          <style:tab-stop style:position="8.7693in"/>
          <style:tab-stop style:position="9.4055in"/>
          <style:tab-stop style:position="10.0417in"/>
          <style:tab-stop style:position="10.678in"/>
        </style:tab-stops>
      </style:paragraph-properties>
    </style:style>
    <style:style style:name="P45" style:family="paragraph" style:parent-style-name="HTML_20_con_20_formato_20_previo" style:list-style-name="WW8Num2">
      <style:paragraph-properties fo:margin-left="-0.75in" fo:margin-right="0in" fo:text-align="justify" style:justify-single-word="false" fo:text-indent="0in" style:auto-text-indent="false">
        <style:tab-stops>
          <style:tab-stop style:position="1.25in"/>
          <style:tab-stop style:position="1.3862in"/>
          <style:tab-stop style:position="2.1252in"/>
          <style:tab-stop style:position="2.6583in"/>
          <style:tab-stop style:position="3.2945in"/>
          <style:tab-stop style:position="3.9307in"/>
          <style:tab-stop style:position="4.5665in"/>
          <style:tab-stop style:position="5.2028in"/>
          <style:tab-stop style:position="5.839in"/>
          <style:tab-stop style:position="6.4752in"/>
          <style:tab-stop style:position="7.111in"/>
          <style:tab-stop style:position="7.7472in"/>
          <style:tab-stop style:position="8.3835in"/>
          <style:tab-stop style:position="9.0193in"/>
          <style:tab-stop style:position="9.6555in"/>
          <style:tab-stop style:position="10.2917in"/>
          <style:tab-stop style:position="10.928in"/>
        </style:tab-stops>
      </style:paragraph-properties>
      <style:text-properties style:font-name="Arial" fo:font-size="11pt" style:font-name-asian="SimSun" style:font-size-asian="11pt" style:language-asian="zh" style:country-asian="CN" style:font-name-complex="Arial" style:font-size-complex="11pt"/>
    </style:style>
    <style:style style:name="P46" style:family="paragraph" style:parent-style-name="HTML_20_con_20_formato_20_previo" style:list-style-name="WW8Num2">
      <style:paragraph-properties fo:margin-left="-0.75in" fo:margin-right="0in" fo:text-align="justify" style:justify-single-word="false" fo:text-indent="0in" style:auto-text-indent="false">
        <style:tab-stops>
          <style:tab-stop style:position="1.1252in"/>
          <style:tab-stop style:position="1.25in"/>
          <style:tab-stop style:position="2.1252in"/>
          <style:tab-stop style:position="2.6583in"/>
          <style:tab-stop style:position="3.2945in"/>
          <style:tab-stop style:position="3.9307in"/>
          <style:tab-stop style:position="4.5665in"/>
          <style:tab-stop style:position="5.2028in"/>
          <style:tab-stop style:position="5.839in"/>
          <style:tab-stop style:position="6.4752in"/>
          <style:tab-stop style:position="7.111in"/>
          <style:tab-stop style:position="7.7472in"/>
          <style:tab-stop style:position="8.3835in"/>
          <style:tab-stop style:position="9.0193in"/>
          <style:tab-stop style:position="9.6555in"/>
          <style:tab-stop style:position="10.2917in"/>
          <style:tab-stop style:position="10.928in"/>
        </style:tab-stops>
      </style:paragraph-properties>
      <style:text-properties style:font-name="Arial" fo:font-size="11pt" style:font-name-asian="SimSun" style:font-size-asian="11pt" style:language-asian="zh" style:country-asian="CN" style:font-name-complex="Arial" style:font-size-complex="11pt"/>
    </style:style>
    <style:style style:name="P47" style:family="paragraph" style:parent-style-name="HTML_20_con_20_formato_20_previo" style:list-style-name="WW8Num2">
      <style:paragraph-properties fo:margin-left="-0.75in" fo:margin-right="0in" fo:text-align="justify" style:justify-single-word="false" fo:text-indent="0in" style:auto-text-indent="false">
        <style:tab-stops>
          <style:tab-stop style:position="1.25in"/>
          <style:tab-stop style:position="1.3862in"/>
          <style:tab-stop style:position="2.1252in"/>
          <style:tab-stop style:position="2.6583in"/>
          <style:tab-stop style:position="3.2945in"/>
          <style:tab-stop style:position="3.9307in"/>
          <style:tab-stop style:position="4.5665in"/>
          <style:tab-stop style:position="5.2028in"/>
          <style:tab-stop style:position="5.839in"/>
          <style:tab-stop style:position="6.4752in"/>
          <style:tab-stop style:position="7.111in"/>
          <style:tab-stop style:position="7.7472in"/>
          <style:tab-stop style:position="8.3835in"/>
          <style:tab-stop style:position="9.0193in"/>
          <style:tab-stop style:position="9.6555in"/>
          <style:tab-stop style:position="10.2917in"/>
          <style:tab-stop style:position="10.928in"/>
        </style:tab-stops>
      </style:paragraph-properties>
    </style:style>
    <style:style style:name="P48" style:family="paragraph" style:parent-style-name="HTML_20_con_20_formato_20_previo" style:list-style-name="WW8Num2">
      <style:paragraph-properties fo:margin-left="-0.75in" fo:margin-right="0in" fo:text-align="justify" style:justify-single-word="false" fo:text-indent="0in" style:auto-text-indent="false">
        <style:tab-stops>
          <style:tab-stop style:position="1.25in"/>
          <style:tab-stop style:position="1.3862in"/>
          <style:tab-stop style:position="2.1252in"/>
          <style:tab-stop style:position="2.6583in"/>
          <style:tab-stop style:position="3.2945in"/>
          <style:tab-stop style:position="3.9307in"/>
          <style:tab-stop style:position="4.5665in"/>
          <style:tab-stop style:position="5.2028in"/>
          <style:tab-stop style:position="5.839in"/>
          <style:tab-stop style:position="6.4752in"/>
          <style:tab-stop style:position="7.111in"/>
          <style:tab-stop style:position="7.7472in"/>
          <style:tab-stop style:position="8.3835in"/>
          <style:tab-stop style:position="9.0193in"/>
          <style:tab-stop style:position="9.6555in"/>
          <style:tab-stop style:position="10.2917in"/>
          <style:tab-stop style:position="10.928in"/>
        </style:tab-stops>
      </style:paragraph-properties>
      <style:text-properties officeooo:paragraph-rsid="001db304"/>
    </style:style>
    <style:style style:name="P49" style:family="paragraph" style:parent-style-name="HTML_20_con_20_formato_20_previo" style:list-style-name="WW8Num2">
      <style:paragraph-properties fo:margin-left="-1in" fo:margin-right="0in" fo:text-align="justify" style:justify-single-word="false" fo:text-indent="0in" style:auto-text-indent="false">
        <style:tab-stops>
          <style:tab-stop style:position="1.75in"/>
          <style:tab-stop style:position="2.3752in"/>
          <style:tab-stop style:position="2.9083in"/>
          <style:tab-stop style:position="3.5445in"/>
          <style:tab-stop style:position="4.1807in"/>
          <style:tab-stop style:position="4.8165in"/>
          <style:tab-stop style:position="5.4528in"/>
          <style:tab-stop style:position="6.089in"/>
          <style:tab-stop style:position="6.7252in"/>
          <style:tab-stop style:position="7.361in"/>
          <style:tab-stop style:position="7.9972in"/>
          <style:tab-stop style:position="8.6335in"/>
          <style:tab-stop style:position="9.2693in"/>
          <style:tab-stop style:position="9.9055in"/>
          <style:tab-stop style:position="10.5417in"/>
          <style:tab-stop style:position="11.178in"/>
        </style:tab-stops>
      </style:paragraph-properties>
      <style:text-properties officeooo:paragraph-rsid="0017cbe6"/>
    </style:style>
    <style:style style:name="P50" style:family="paragraph" style:parent-style-name="HTML_20_con_20_formato_20_previo" style:list-style-name="WW8Num2">
      <style:paragraph-properties fo:margin-left="-1in" fo:margin-right="0in" fo:text-align="justify" style:justify-single-word="false" fo:text-indent="0in" style:auto-text-indent="false">
        <style:tab-stops>
          <style:tab-stop style:position="1.75in"/>
          <style:tab-stop style:position="2.3752in"/>
          <style:tab-stop style:position="2.9083in"/>
          <style:tab-stop style:position="3.5445in"/>
          <style:tab-stop style:position="4.1807in"/>
          <style:tab-stop style:position="4.8165in"/>
          <style:tab-stop style:position="5.4528in"/>
          <style:tab-stop style:position="6.089in"/>
          <style:tab-stop style:position="6.7252in"/>
          <style:tab-stop style:position="7.361in"/>
          <style:tab-stop style:position="7.9972in"/>
          <style:tab-stop style:position="8.6335in"/>
          <style:tab-stop style:position="9.2693in"/>
          <style:tab-stop style:position="9.9055in"/>
          <style:tab-stop style:position="10.5417in"/>
          <style:tab-stop style:position="11.178in"/>
        </style:tab-stops>
      </style:paragraph-properties>
      <style:text-properties officeooo:paragraph-rsid="001a5997"/>
    </style:style>
    <style:style style:name="T1" style:family="text">
      <style:text-properties officeooo:rsid="000eabde"/>
    </style:style>
    <style:style style:name="T2" style:family="text">
      <style:text-properties style:font-name="Arial" fo:font-size="9pt" style:font-size-asian="9pt" style:font-name-complex="Arial" style:font-size-complex="9pt"/>
    </style:style>
    <style:style style:name="T3" style:family="text">
      <style:text-properties style:font-name="Arial" fo:font-size="11pt" style:font-size-asian="11pt" style:font-name-complex="Arial" style:font-size-complex="11pt"/>
    </style:style>
    <style:style style:name="T4" style:family="text">
      <style:text-properties style:font-name="Arial" fo:font-size="11pt" officeooo:rsid="000eabde" style:font-size-asian="11pt" style:font-name-complex="Arial" style:font-size-complex="11pt"/>
    </style:style>
    <style:style style:name="T5" style:family="text">
      <style:text-properties style:font-name="Arial" fo:font-size="11pt" fo:font-weight="bold" style:font-size-asian="11pt" style:font-weight-asian="bold" style:font-name-complex="Arial" style:font-size-complex="11pt"/>
    </style:style>
    <style:style style:name="T6" style:family="text">
      <style:text-properties style:font-name="Arial" fo:font-size="11pt" fo:font-weight="bold" style:font-name-asian="SimSun" style:font-size-asian="11pt" style:language-asian="zh" style:country-asian="CN" style:font-weight-asian="bold" style:font-name-complex="Arial" style:font-size-complex="11pt"/>
    </style:style>
    <style:style style:name="T7" style:family="text">
      <style:text-properties style:font-name="Arial" fo:font-size="11pt" fo:font-weight="bold" officeooo:rsid="0017cbe6" style:font-name-asian="SimSun" style:font-size-asian="11pt" style:language-asian="zh" style:country-asian="CN" style:font-weight-asian="bold" style:font-name-complex="Arial" style:font-size-complex="11pt"/>
    </style:style>
    <style:style style:name="T8" style:family="text">
      <style:text-properties style:font-name="Arial" fo:font-size="11pt" fo:font-weight="bold" officeooo:rsid="001bf0bd" style:font-name-asian="SimSun" style:font-size-asian="11pt" style:language-asian="zh" style:country-asian="CN" style:font-weight-asian="bold" style:font-name-complex="Arial" style:font-size-complex="11pt"/>
    </style:style>
    <style:style style:name="T9" style:family="text">
      <style:text-properties style:font-name="Arial" fo:font-size="11pt" fo:language="es" fo:country="AR" style:font-size-asian="11pt" style:font-name-complex="Arial" style:font-size-complex="11pt"/>
    </style:style>
    <style:style style:name="T10" style:family="text">
      <style:text-properties style:font-name="Arial" fo:font-size="11pt" fo:language="es" fo:country="AR" officeooo:rsid="00107a6e" style:font-size-asian="11pt" style:font-name-complex="Arial" style:font-size-complex="11pt"/>
    </style:style>
    <style:style style:name="T11" style:family="text">
      <style:text-properties style:font-name="Arial" fo:font-size="11pt" fo:language="es" fo:country="AR" officeooo:rsid="001e4b00" style:font-size-asian="11pt" style:font-name-complex="Arial" style:font-size-complex="11pt"/>
    </style:style>
    <style:style style:name="T12" style:family="text">
      <style:text-properties style:font-name="Arial" fo:font-size="11pt" fo:language="es" fo:country="AR" officeooo:rsid="001f463c" style:font-size-asian="11pt" style:font-name-complex="Arial" style:font-size-complex="11pt"/>
    </style:style>
    <style:style style:name="T13" style:family="text">
      <style:text-properties style:font-name="Arial" fo:font-size="11pt" fo:language="es" fo:country="AR" officeooo:rsid="0020f908" style:font-size-asian="11pt" style:font-name-complex="Arial" style:font-size-complex="11pt"/>
    </style:style>
    <style:style style:name="T14" style:family="text">
      <style:text-properties style:font-name="Arial" fo:font-size="11pt" fo:language="es" fo:country="AR" fo:font-weight="bold" style:font-size-asian="11pt" style:font-weight-asian="bold" style:font-name-complex="Arial" style:font-size-complex="11pt"/>
    </style:style>
    <style:style style:name="T15" style:family="text">
      <style:text-properties style:font-name="Arial" fo:font-size="11pt" fo:language="es" fo:country="AR" fo:font-weight="bold" officeooo:rsid="000f5d64" style:font-size-asian="11pt" style:font-weight-asian="bold" style:font-name-complex="Arial" style:font-size-complex="11pt"/>
    </style:style>
    <style:style style:name="T16" style:family="text">
      <style:text-properties style:font-name="Arial" fo:font-size="11pt" fo:language="es" fo:country="AR" fo:font-weight="bold" officeooo:rsid="00117315" style:font-size-asian="11pt" style:font-weight-asian="bold" style:font-name-complex="Arial" style:font-size-complex="11pt"/>
    </style:style>
    <style:style style:name="T17" style:family="text">
      <style:text-properties style:font-name="Arial" fo:font-size="11pt" fo:language="es" fo:country="AR" fo:font-weight="bold" officeooo:rsid="0017cbe6" style:font-size-asian="11pt" style:font-weight-asian="bold" style:font-name-complex="Arial" style:font-size-complex="11pt"/>
    </style:style>
    <style:style style:name="T18" style:family="text">
      <style:text-properties style:font-name="Arial" fo:font-size="11pt" fo:language="es" fo:country="AR" fo:font-weight="bold" style:font-size-asian="11pt" style:font-weight-asian="bold" style:font-name-complex="Arial" style:font-size-complex="11pt" style:font-weight-complex="bold"/>
    </style:style>
    <style:style style:name="T19" style:family="text">
      <style:text-properties style:font-name="Arial" fo:font-size="11pt" fo:language="es" fo:country="AR" fo:font-weight="bold" officeooo:rsid="001e4b00" style:font-size-asian="11pt" style:font-weight-asian="bold" style:font-name-complex="Arial" style:font-size-complex="11pt" style:font-weight-complex="bold"/>
    </style:style>
    <style:style style:name="T20" style:family="text">
      <style:text-properties style:font-name="Arial" fo:font-size="11pt" fo:language="es" fo:country="AR" fo:font-weight="bold" officeooo:rsid="001e4b00" style:font-size-asian="11pt" style:font-weight-asian="bold" style:font-name-complex="Arial" style:font-size-complex="11pt"/>
    </style:style>
    <style:style style:name="T21" style:family="text">
      <style:text-properties style:font-name="Arial" fo:font-size="11pt" fo:language="es" fo:country="AR" fo:font-weight="normal" style:font-size-asian="11pt" style:font-weight-asian="normal" style:font-name-complex="Arial" style:font-size-complex="11pt" style:font-weight-complex="normal"/>
    </style:style>
    <style:style style:name="T22" style:family="text">
      <style:text-properties style:font-name="Arial" fo:font-size="11pt" fo:language="es" fo:country="AR" fo:font-weight="normal" officeooo:rsid="001e4b00" style:font-size-asian="11pt" style:font-weight-asian="normal" style:font-name-complex="Arial" style:font-size-complex="11pt" style:font-weight-complex="normal"/>
    </style:style>
    <style:style style:name="T23" style:family="text">
      <style:text-properties style:font-name="Arial" fo:font-size="11pt" style:font-name-asian="SimSun" style:font-size-asian="11pt" style:language-asian="zh" style:country-asian="CN" style:font-name-complex="Arial" style:font-size-complex="11pt"/>
    </style:style>
    <style:style style:name="T24" style:family="text">
      <style:text-properties style:font-name="Arial" fo:font-size="11pt" officeooo:rsid="00117315" style:font-name-asian="SimSun" style:font-size-asian="11pt" style:language-asian="zh" style:country-asian="CN" style:font-name-complex="Arial" style:font-size-complex="11pt"/>
    </style:style>
    <style:style style:name="T25" style:family="text">
      <style:text-properties style:font-name="Arial" fo:font-size="11pt" officeooo:rsid="0011d0f2" style:font-name-asian="SimSun" style:font-size-asian="11pt" style:language-asian="zh" style:country-asian="CN" style:font-name-complex="Arial" style:font-size-complex="11pt"/>
    </style:style>
    <style:style style:name="T26" style:family="text">
      <style:text-properties style:font-name="Arial" fo:font-size="11pt" officeooo:rsid="0017cbe6" style:font-name-asian="SimSun" style:font-size-asian="11pt" style:language-asian="zh" style:country-asian="CN" style:font-name-complex="Arial" style:font-size-complex="11pt"/>
    </style:style>
    <style:style style:name="T27" style:family="text">
      <style:text-properties style:font-name="Arial" fo:font-size="11pt" officeooo:rsid="0019455e" style:font-name-asian="SimSun" style:font-size-asian="11pt" style:language-asian="zh" style:country-asian="CN" style:font-name-complex="Arial" style:font-size-complex="11pt"/>
    </style:style>
    <style:style style:name="T28" style:family="text">
      <style:text-properties style:font-name="Arial" fo:font-size="11pt" officeooo:rsid="001c5f42" style:font-name-asian="SimSun" style:font-size-asian="11pt" style:language-asian="zh" style:country-asian="CN" style:font-name-complex="Arial" style:font-size-complex="11pt"/>
    </style:style>
    <style:style style:name="T29" style:family="text">
      <style:text-properties style:font-name="Arial" fo:font-size="11pt" officeooo:rsid="001db304" style:font-name-asian="SimSun" style:font-size-asian="11pt" style:language-asian="zh" style:country-asian="CN" style:font-name-complex="Arial" style:font-size-complex="11pt"/>
    </style:style>
    <style:style style:name="T30" style:family="text">
      <style:text-properties style:font-name="Arial" fo:font-size="11pt" officeooo:rsid="001e4b00" style:font-name-asian="SimSun" style:font-size-asian="11pt" style:language-asian="zh" style:country-asian="CN" style:font-name-complex="Arial" style:font-size-complex="11pt"/>
    </style:style>
    <style:style style:name="T31" style:family="text">
      <style:text-properties style:font-name="Arial" fo:font-size="11pt" fo:font-style="italic" style:font-name-asian="SimSun" style:font-size-asian="11pt" style:language-asian="zh" style:country-asian="CN" style:font-style-asian="italic" style:font-name-complex="Arial" style:font-size-complex="11pt"/>
    </style:style>
    <style:style style:name="T32" style:family="text">
      <style:text-properties fo:font-weight="bold" officeooo:rsid="00103b97" style:font-weight-asian="bold" style:font-weight-complex="bold"/>
    </style:style>
    <style:style style:name="T33" style:family="text">
      <style:text-properties style:font-name="Courier New" fo:font-size="10pt" fo:language="en" fo:country="US" fo:background-color="#ffffff" loext:char-shading-value="0" style:font-name-asian="Times New Roman" style:font-size-asian="10pt" style:language-asian="es" style:country-asian="ES" style:font-name-complex="Courier New" style:font-size-complex="10pt"/>
    </style:style>
    <style:style style:name="T34" style:family="text">
      <style:text-properties style:font-name="Courier New" fo:font-size="10pt" fo:language="en" fo:country="US" officeooo:rsid="0012ee7a" fo:background-color="#ffffff" loext:char-shading-value="0" style:font-name-asian="Times New Roman" style:font-size-asian="10pt" style:language-asian="es" style:country-asian="ES" style:font-name-complex="Courier New" style:font-size-complex="10pt"/>
    </style:style>
    <style:style style:name="T35" style:family="text">
      <style:text-properties style:font-name="Courier New" fo:font-size="10pt" fo:language="es" fo:country="ES" fo:background-color="#ffffff" loext:char-shading-value="0" style:font-name-asian="Times New Roman" style:font-size-asian="10pt" style:language-asian="es" style:country-asian="ES" style:font-name-complex="Courier New" style:font-size-complex="10pt"/>
    </style:style>
    <style:style style:name="T36" style:family="text">
      <style:text-properties fo:color="#7f0055" style:font-name="Courier New" fo:font-size="10pt" fo:language="en" fo:country="US" fo:font-weight="bold" fo:background-color="#ffffff" loext:char-shading-value="0" style:font-name-asian="Times New Roman" style:font-size-asian="10pt" style:language-asian="es" style:country-asian="ES" style:font-weight-asian="bold" style:font-name-complex="Courier New" style:font-size-complex="10pt" style:font-weight-complex="bold"/>
    </style:style>
    <style:style style:name="T37" style:family="text">
      <style:text-properties fo:color="#7f0055" style:font-name="Courier New" fo:font-size="10pt" fo:language="en" fo:country="US" fo:font-weight="bold" style:font-name-asian="Times New Roman" style:font-size-asian="10pt" style:language-asian="es" style:country-asian="ES" style:font-weight-asian="bold" style:font-name-complex="Courier New" style:font-size-complex="10pt" style:font-weight-complex="bold"/>
    </style:style>
    <style:style style:name="T38" style:family="text">
      <style:text-properties fo:color="#7f0055" style:font-name="Courier New" fo:font-size="10pt" fo:language="en" fo:country="US" fo:font-weight="bold" officeooo:rsid="00145c4b" style:font-name-asian="Times New Roman" style:font-size-asian="10pt" style:language-asian="es" style:country-asian="ES" style:font-weight-asian="bold" style:font-name-complex="Courier New" style:font-size-complex="10pt" style:font-weight-complex="bold"/>
    </style:style>
    <style:style style:name="T39" style:family="text">
      <style:text-properties fo:color="#7f0055" fo:font-weight="bold" style:font-weight-asian="bold" style:font-weight-complex="bold"/>
    </style:style>
    <style:style style:name="T40" style:family="text">
      <style:text-properties fo:color="#000000" style:font-name="Courier New" fo:font-size="10pt" fo:language="en" fo:country="US" fo:background-color="#ffffff" loext:char-shading-value="0" style:font-name-asian="Times New Roman" style:font-size-asian="10pt" style:language-asian="es" style:country-asian="ES" style:font-name-complex="Courier New" style:font-size-complex="10pt"/>
    </style:style>
    <style:style style:name="T41" style:family="text">
      <style:text-properties fo:color="#000000" style:font-name="Courier New" fo:font-size="10pt" fo:language="en" fo:country="US" officeooo:rsid="000f5d64" fo:background-color="#ffffff" loext:char-shading-value="0" style:font-name-asian="Times New Roman" style:font-size-asian="10pt" style:language-asian="es" style:country-asian="ES" style:font-name-complex="Courier New" style:font-size-complex="10pt"/>
    </style:style>
    <style:style style:name="T42" style:family="text">
      <style:text-properties fo:color="#000000" style:font-name="Courier New" fo:font-size="10pt" fo:language="en" fo:country="US" style:font-name-asian="Times New Roman" style:font-size-asian="10pt" style:language-asian="es" style:country-asian="ES" style:font-name-complex="Courier New" style:font-size-complex="10pt"/>
    </style:style>
    <style:style style:name="T43" style:family="text">
      <style:text-properties fo:color="#000000" style:font-name="Courier New" fo:font-size="10pt" fo:language="en" fo:country="US" officeooo:rsid="000f5d64" style:font-name-asian="Times New Roman" style:font-size-asian="10pt" style:language-asian="es" style:country-asian="ES" style:font-name-complex="Courier New" style:font-size-complex="10pt"/>
    </style:style>
    <style:style style:name="T44" style:family="text">
      <style:text-properties fo:color="#000000" style:font-name="Courier New" fo:font-size="10pt" fo:language="es" fo:country="ES" fo:background-color="#ffffff" loext:char-shading-value="0" style:font-name-asian="Times New Roman" style:font-size-asian="10pt" style:language-asian="es" style:country-asian="ES" style:font-name-complex="Courier New" style:font-size-complex="10pt"/>
    </style:style>
    <style:style style:name="T45" style:family="text">
      <style:text-properties fo:color="#000000" style:font-name="Courier New" fo:font-size="10pt" fo:language="es" fo:country="ES" style:font-name-asian="Times New Roman" style:font-size-asian="10pt" style:language-asian="es" style:country-asian="ES" style:font-name-complex="Courier New" style:font-size-complex="10pt"/>
    </style:style>
    <style:style style:name="T46" style:family="text">
      <style:text-properties fo:color="#2a00ff" style:font-name="Courier New" fo:font-size="10pt" fo:language="es" fo:country="ES" fo:background-color="#ffffff" loext:char-shading-value="0" style:font-name-asian="Times New Roman" style:font-size-asian="10pt" style:language-asian="es" style:country-asian="ES" style:font-name-complex="Courier New" style:font-size-complex="10pt"/>
    </style:style>
    <style:style style:name="T47" style:family="text">
      <style:text-properties fo:color="#2a00ff" style:font-name="Courier New" fo:font-size="10pt" fo:language="en" fo:country="US" fo:background-color="#ffffff" loext:char-shading-value="0" style:font-name-asian="Times New Roman" style:font-size-asian="10pt" style:language-asian="es" style:country-asian="ES" style:font-name-complex="Courier New" style:font-size-complex="10pt"/>
    </style:style>
    <style:style style:name="T48" style:family="text">
      <style:text-properties officeooo:rsid="000f5d64"/>
    </style:style>
    <style:style style:name="T49" style:family="text">
      <style:text-properties officeooo:rsid="00103b97"/>
    </style:style>
    <style:style style:name="T50" style:family="text">
      <style:text-properties fo:font-weight="normal" officeooo:rsid="00103b97" style:font-weight-asian="normal" style:font-weight-complex="normal"/>
    </style:style>
    <style:style style:name="T51" style:family="text">
      <style:text-properties fo:font-weight="normal" officeooo:rsid="00107a6e" style:font-weight-asian="normal" style:font-weight-complex="normal"/>
    </style:style>
    <style:style style:name="T52" style:family="text">
      <style:text-properties fo:font-weight="normal" officeooo:rsid="00159da7" style:font-weight-asian="normal" style:font-weight-complex="normal"/>
    </style:style>
    <style:style style:name="T53" style:family="text">
      <style:text-properties officeooo:rsid="00159da7"/>
    </style:style>
    <style:style style:name="T54" style:family="text">
      <style:text-properties officeooo:rsid="0017cbe6"/>
    </style:style>
    <style:style style:name="T55" style:family="text">
      <style:text-properties officeooo:rsid="001db304"/>
    </style:style>
    <style:style style:name="T56" style:family="text">
      <style:text-properties officeooo:rsid="001f463c"/>
    </style:style>
    <style:style style:name="T57" style:family="text">
      <style:text-properties officeooo:rsid="002425be"/>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left="0.1102in" fo:padding-right="0.1102in" fo:padding-top="0.0602in" fo:padding-bottom="0.0602in" fo:border="none"/>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035in" fo:padding-right="0.1035in" fo:padding-top="0.0535in" fo:padding-bottom="0.0535in" fo:border="0.51pt soli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9">Trabajo práctico</text:p>
      <text:p text:style-name="P20"/>
      <text:p text:style-name="P22">Temas <text:span text:style-name="T1">específicos a ejercitar</text:span>: </text:p>
      <text:list xml:id="list1384175551644979027" text:style-name="WW8Num7">
        <text:list-item>
          <text:p text:style-name="P41">La clase Object y los métodos equals() y toString() <text:s/></text:p>
        </text:list-item>
        <text:list-item>
          <text:p text:style-name="P41">Sobrecarga de métodos y constructores</text:p>
        </text:list-item>
      </text:list>
      <text:p text:style-name="P23"/>
      <text:p text:style-name="P25"><text:span text:style-name="T3">Para realizar esta práctica cree un proyecto llamado </text:span><text:span text:style-name="T5">Practica</text:span><text:span text:style-name="T3"> en su espacio de trabajo </text:span><text:span text:style-name="T4">de NetBeans</text:span><text:span text:style-name="T3">.</text:span></text:p>
      <text:p text:style-name="P21"/>
      <text:list xml:id="list1207296355158054119" text:style-name="WW8Num2">
        <text:list-item>
          <text:p text:style-name="P44"><text:span text:style-name="T9">Cree un </text:span><text:span text:style-name="T14">paquete</text:span><text:span text:style-name="T9"> llamado </text:span><text:span text:style-name="T14">ej</text:span><text:span text:style-name="T15">ercicio</text:span><text:span text:style-name="T14">1</text:span><text:span text:style-name="T9"> </text:span><text:span text:style-name="T10">dentro del proyecto</text:span></text:p>
          <text:list>
            <text:list-item>
              <text:p text:style-name="P45">Escriba el siguiente código y ejecútelo. Con los resultados obtenidos, complete el cuadro dado:</text:p>
            </text:list-item>
          </text:list>
        </text:list-item>
      </text:list>
      <text:p text:style-name="P33"><draw:frame draw:style-name="fr2" draw:name="Marco1" text:anchor-type="char" svg:x="0.7453in" svg:y="0.1083in" svg:width="5.0098in" svg:height="3.4543in" draw:z-index="3"><draw:text-box><text:p text:style-name="P10"><text:span text:style-name="T36">package</text:span><text:span text:style-name="T33"> </text:span><text:span text:style-name="T40">ej</text:span><text:span text:style-name="T41">ercicio</text:span><text:span text:style-name="T40">1;</text:span></text:p><text:p text:style-name="P10"><text:span text:style-name="T36">public</text:span><text:span text:style-name="T33"> </text:span><text:span text:style-name="T36">class</text:span><text:span text:style-name="T33"> </text:span><text:span text:style-name="T40">StringDemo</text:span><text:span text:style-name="T33"> </text:span><text:span text:style-name="T40">{</text:span></text:p><text:p text:style-name="P10"><text:span text:style-name="T36">public</text:span><text:span text:style-name="T33"> </text:span><text:span text:style-name="T36">static</text:span><text:span text:style-name="T33"> </text:span><text:span text:style-name="T36">void</text:span><text:span text:style-name="T33"> </text:span><text:span text:style-name="T40">main(String[]</text:span><text:span text:style-name="T33"> </text:span><text:span text:style-name="T40">args)</text:span><text:span text:style-name="T33"> </text:span><text:span text:style-name="T40">{</text:span></text:p><text:p text:style-name="P15"><text:span text:style-name="T44">String</text:span><text:span text:style-name="T35"> </text:span><text:span text:style-name="T44">str1=</text:span><text:span text:style-name="T46">"Leones y Tigres y Osos!"</text:span><text:span text:style-name="T44">;</text:span></text:p><text:p text:style-name="P15"><text:span text:style-name="T44">String</text:span><text:span text:style-name="T35"> </text:span><text:span text:style-name="T44">str2=</text:span><text:span text:style-name="T46">"Leones y Tigres y Osos!"</text:span><text:span text:style-name="T44">;</text:span></text:p><text:p text:style-name="P15"><text:span text:style-name="T40">String</text:span><text:span text:style-name="T33"> </text:span><text:span text:style-name="T40">str3=str2;</text:span></text:p><text:p text:style-name="P15"><text:span text:style-name="T40">String</text:span><text:span text:style-name="T33"> </text:span><text:span text:style-name="T40">str4=</text:span><text:span text:style-name="T47">"Leones y Tigres y Osos!"</text:span><text:span text:style-name="T40">;</text:span></text:p><text:p text:style-name="P15"><text:span text:style-name="T44">String</text:span><text:span text:style-name="T35"> </text:span><text:span text:style-name="T44">str5=</text:span><text:span text:style-name="T46">"Y yo!"</text:span><text:span text:style-name="T44">;</text:span></text:p><text:p text:style-name="P15"><text:span text:style-name="T44">String</text:span><text:span text:style-name="T35"> </text:span><text:span text:style-name="T44">str6=</text:span><text:span text:style-name="T46">"Leones y Tigres y Osos! </text:span><text:span text:style-name="T47">Y yo!"</text:span><text:span text:style-name="T40">;</text:span></text:p><text:p text:style-name="P40"><text:span text:style-name="T40">String</text:span><text:span text:style-name="T33"> </text:span><text:span text:style-name="T40">str7=</text:span><text:span text:style-name="T33"> </text:span><text:span text:style-name="T40">str1</text:span><text:span text:style-name="T33"> </text:span><text:span text:style-name="T40">+</text:span><text:span text:style-name="T33"> </text:span><text:span text:style-name="T46">" " </text:span><text:span text:style-name="T34">+ </text:span><text:span text:style-name="T40">str5;</text:span></text:p><text:p text:style-name="P16">System.out.println(str1==str2);</text:p><text:p text:style-name="P16">System.out.println(str1==str3);</text:p><text:p text:style-name="P16">System.out.println(str1==str4);</text:p><text:p text:style-name="P16">System.out.println(str2==str3);</text:p><text:p text:style-name="P16">System.out.println(str2==str4);</text:p><text:p text:style-name="P16">System.out.println(str3==str4);</text:p><text:p text:style-name="P16">System.out.println(str6==str7);</text:p><text:p text:style-name="P16">System.out.println(str1.equals(str4));</text:p><text:p text:style-name="P16">System.out.println(str6.equals(str7));</text:p><text:p text:style-name="P11"><text:s/>}</text:p><text:p text:style-name="P26">}</text:p></draw:text-box></draw:frame></text:p>
      <text:p text:style-name="P32"/>
      <text:p text:style-name="P18"/>
      <text:p text:style-name="P18"/>
      <text:p text:style-name="P18"/>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la1" table:style-name="Tabla1">
        <table:table-column table:style-name="Tabla1.A" table:number-columns-repeated="2"/>
        <table:table-column table:style-name="Tabla1.C"/>
        <table:table-row table:style-name="Tabla1.1">
          <table:table-cell table:style-name="Tabla1.A1" office:value-type="string">
            <text:p text:style-name="P6">Sentencia</text:p>
          </table:table-cell>
          <table:table-cell table:style-name="Tabla1.A1" office:value-type="string">
            <text:p text:style-name="P6">true/false</text:p>
          </table:table-cell>
          <table:table-cell table:style-name="Tabla1.C1" office:value-type="string">
            <text:p text:style-name="P7">¿Por qué?</text:p>
          </table:table-cell>
        </table:table-row>
        <table:table-row table:style-name="Tabla1.2">
          <table:table-cell table:style-name="Tabla1.A2" office:value-type="string">
            <text:p text:style-name="P8">str1 == str2;</text:p>
          </table:table-cell>
          <table:table-cell table:style-name="Tabla1.A2" office:value-type="string">
            <text:p text:style-name="P3"/>
          </table:table-cell>
          <table:table-cell table:style-name="Tabla1.C2" office:value-type="string">
            <text:p text:style-name="P3"/>
          </table:table-cell>
        </table:table-row>
        <table:table-row table:style-name="Tabla1.2">
          <table:table-cell table:style-name="Tabla1.A2" office:value-type="string">
            <text:p text:style-name="P8">str1 == str3;</text:p>
          </table:table-cell>
          <table:table-cell table:style-name="Tabla1.A1" office:value-type="string">
            <text:p text:style-name="P3"/>
          </table:table-cell>
          <table:table-cell table:style-name="Tabla1.C1" office:value-type="string">
            <text:p text:style-name="P3"/>
          </table:table-cell>
        </table:table-row>
        <table:table-row table:style-name="Tabla1.2">
          <table:table-cell table:style-name="Tabla1.A2" office:value-type="string">
            <text:p text:style-name="P8">str1 == str4;</text:p>
          </table:table-cell>
          <table:table-cell table:style-name="Tabla1.A1" office:value-type="string">
            <text:p text:style-name="P3"/>
          </table:table-cell>
          <table:table-cell table:style-name="Tabla1.C1" office:value-type="string">
            <text:p text:style-name="P3"/>
          </table:table-cell>
        </table:table-row>
        <table:table-row table:style-name="Tabla1.2">
          <table:table-cell table:style-name="Tabla1.A2" office:value-type="string">
            <text:p text:style-name="P8">str2 == str3;</text:p>
          </table:table-cell>
          <table:table-cell table:style-name="Tabla1.A1" office:value-type="string">
            <text:p text:style-name="P3"/>
          </table:table-cell>
          <table:table-cell table:style-name="Tabla1.C1" office:value-type="string">
            <text:p text:style-name="P3"/>
          </table:table-cell>
        </table:table-row>
        <table:table-row table:style-name="Tabla1.2">
          <table:table-cell table:style-name="Tabla1.A2" office:value-type="string">
            <text:p text:style-name="P8">str2 == str4;</text:p>
          </table:table-cell>
          <table:table-cell table:style-name="Tabla1.A1" office:value-type="string">
            <text:p text:style-name="P3"/>
          </table:table-cell>
          <table:table-cell table:style-name="Tabla1.C1" office:value-type="string">
            <text:p text:style-name="P3"/>
          </table:table-cell>
        </table:table-row>
        <table:table-row table:style-name="Tabla1.2">
          <table:table-cell table:style-name="Tabla1.A2" office:value-type="string">
            <text:p text:style-name="P8">str3 == str4;</text:p>
          </table:table-cell>
          <table:table-cell table:style-name="Tabla1.A1" office:value-type="string">
            <text:p text:style-name="P3"/>
          </table:table-cell>
          <table:table-cell table:style-name="Tabla1.C1" office:value-type="string">
            <text:p text:style-name="P3"/>
          </table:table-cell>
        </table:table-row>
        <table:table-row table:style-name="Tabla1.2">
          <table:table-cell table:style-name="Tabla1.A2" office:value-type="string">
            <text:p text:style-name="P8">str6 == str7;</text:p>
          </table:table-cell>
          <table:table-cell table:style-name="Tabla1.A1" office:value-type="string">
            <text:p text:style-name="P3"/>
          </table:table-cell>
          <table:table-cell table:style-name="Tabla1.C1" office:value-type="string">
            <text:p text:style-name="P3"/>
          </table:table-cell>
        </table:table-row>
        <table:table-row table:style-name="Tabla1.2">
          <table:table-cell table:style-name="Tabla1.A2" office:value-type="string">
            <text:p text:style-name="P8">str4 == str8</text:p>
          </table:table-cell>
          <table:table-cell table:style-name="Tabla1.A1" office:value-type="string">
            <text:p text:style-name="P3"/>
          </table:table-cell>
          <table:table-cell table:style-name="Tabla1.C1" office:value-type="string">
            <text:p text:style-name="P3"/>
          </table:table-cell>
        </table:table-row>
        <table:table-row table:style-name="Tabla1.2">
          <table:table-cell table:style-name="Tabla1.A2" office:value-type="string">
            <text:p text:style-name="P8">str1.equals(str4);</text:p>
          </table:table-cell>
          <table:table-cell table:style-name="Tabla1.A1" office:value-type="string">
            <text:p text:style-name="P4"/>
          </table:table-cell>
          <table:table-cell table:style-name="Tabla1.C1" office:value-type="string">
            <text:p text:style-name="P4"/>
          </table:table-cell>
        </table:table-row>
        <table:table-row table:style-name="Tabla1.2">
          <table:table-cell table:style-name="Tabla1.A2" office:value-type="string">
            <text:p text:style-name="P8">str6.equals(str7);</text:p>
          </table:table-cell>
          <table:table-cell table:style-name="Tabla1.A1" office:value-type="string">
            <text:p text:style-name="P4"/>
          </table:table-cell>
          <table:table-cell table:style-name="Tabla1.C1" office:value-type="string">
            <text:p text:style-name="P4"/>
          </table:table-cell>
        </table:table-row>
      </table:table>
      <text:p text:style-name="P30"/>
      <text:p text:style-name="P30"/>
      <text:p text:style-name="P30"><text:soft-page-break/></text:p>
      <text:list xml:id="list165805013579886" text:continue-numbering="true" text:style-name="WW8Num2">
        <text:list-item>
          <text:list>
            <text:list-item>
              <text:p text:style-name="P46"><text:span text:style-name="T48">Considere</text:span> la clase <text:span text:style-name="T48">Persona </text:span>según el siguiente código:</text:p>
            </text:list-item>
          </text:list>
        </text:list-item>
      </text:list>
      <text:p text:style-name="P28"/>
      <text:p text:style-name="P29"><draw:frame draw:style-name="fr2" draw:name="Marco2" text:anchor-type="char" svg:x="0.4953in" svg:y="0.0075in" svg:width="5.3425in" svg:height="2.6917in" draw:z-index="4"><draw:text-box><text:p text:style-name="P10"><text:span text:style-name="T37">package</text:span><text:span text:style-name="T42"> ej</text:span><text:span text:style-name="T43">ercicio</text:span><text:span text:style-name="T42">1;</text:span></text:p><text:p text:style-name="P14"/><text:p text:style-name="P10"><text:span text:style-name="T37">public</text:span><text:span text:style-name="T42"> </text:span><text:span text:style-name="T37">class</text:span><text:span text:style-name="T42"> </text:span><text:span text:style-name="T43">Persona</text:span><text:span text:style-name="T42"> {</text:span></text:p><text:p text:style-name="P37"><text:span text:style-name="T42"><text:tab/></text:span><text:span text:style-name="T38">public</text:span><text:span text:style-name="T37"> </text:span><text:span text:style-name="T43">String nombre</text:span><text:span text:style-name="T42">;</text:span></text:p><text:p text:style-name="P37"><text:span text:style-name="T42"><text:tab/></text:span><text:span text:style-name="T37">public </text:span><text:span text:style-name="T43">String apellido</text:span><text:span text:style-name="T42">;</text:span></text:p><text:p text:style-name="P36"><text:tab/><text:span text:style-name="T39">public int</text:span> <text:span text:style-name="T48">nroDNI;</text:span></text:p><text:p text:style-name="P12"/><text:p text:style-name="P13"><text:tab/><text:span text:style-name="T39">public</text:span><text:span text:style-name="T48"> Persona(String n, String a, int DNI) {</text:span></text:p><text:p text:style-name="P13"><text:tab/><text:tab/><text:span text:style-name="T48">nombre = n;</text:span></text:p><text:p text:style-name="P13"><text:tab/><text:tab/><text:span text:style-name="T48">apellido = a;</text:span></text:p><text:p text:style-name="P13"><text:tab/><text:tab/><text:span text:style-name="T49">nroDNI = DNI;</text:span></text:p><text:p text:style-name="P13"><text:tab/><text:span text:style-name="T48">}</text:span></text:p><text:p text:style-name="P13"/><text:p text:style-name="P10"><text:span text:style-name="T42"><text:tab/></text:span><text:span text:style-name="T37">public</text:span><text:span text:style-name="T42"> </text:span><text:span text:style-name="T43">String devolverNombreCompleto</text:span><text:span text:style-name="T42">(){</text:span></text:p><text:p text:style-name="P10"><text:span text:style-name="T42"><text:tab/><text:tab/></text:span><text:span text:style-name="T37">return</text:span><text:span text:style-name="T42"> </text:span><text:span text:style-name="T43">nombre + “ “ + apellido;</text:span></text:p><text:p text:style-name="P10"><text:span text:style-name="T42"><text:tab/></text:span><text:span text:style-name="T45">}</text:span></text:p><text:p text:style-name="P35">}</text:p></draw:text-box></draw:frame></text:p>
      <text:p text:style-name="P28"/>
      <text:p text:style-name="P28"/>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span text:style-name="T53">Reimplemente para hacer uso del método toString()</text:span></text:p>
      <text:p text:style-name="P27">- <text:span text:style-name="T49">Implemente el método equals(Object obj) </text:span><text:span text:style-name="T50">en la clase </text:span><text:span text:style-name="T32">Persona</text:span><text:span text:style-name="T50"> que debe retornar </text:span><text:span text:style-name="T32">true</text:span><text:span text:style-name="T50"> cuando la persona pasada como parámetro (obj) tiene el mismo nombre, apellido y número de DNI de la instancia donde se invoca el método</text:span></text:p>
      <text:p text:style-name="P27">- <text:span text:style-name="T49">Cree un método </text:span><text:span text:style-name="T32">main</text:span><text:span text:style-name="T49"> en la clase </text:span><text:span text:style-name="T32">Persona</text:span><text:span text:style-name="T49"> que cree dos instancias p1 y p2 de </text:span><text:span text:style-name="T32">Persona </text:span><text:span text:style-name="T51">con igual nombre y apellido </text:span><text:span text:style-name="T52">pero</text:span><text:span text:style-name="T51"> distinto DNI. Imprima por pantalla el resultado de toString() invocado sobre ambas instancias, y el resultado de invocar p1.equals(p2).</text:span></text:p>
      <text:p text:style-name="P27"/>
      <text:list xml:id="list165806187324978" text:continue-numbering="true" text:style-name="WW8Num2">
        <text:list-item>
          <text:p text:style-name="P44"><text:span text:style-name="T9">Cree un </text:span><text:span text:style-name="T14">paquete</text:span><text:span text:style-name="T9"> llamado </text:span><text:span text:style-name="T16">ejercicio</text:span><text:span text:style-name="T14">2</text:span></text:p>
        </text:list-item>
      </text:list>
      <text:p text:style-name="P24"/>
      <text:list xml:id="list165806593536174" text:continue-numbering="true" text:style-name="WW8Num2">
        <text:list-item>
          <text:list>
            <text:list-item>
              <text:p text:style-name="P47"><text:span text:style-name="T23">Escriba una </text:span><text:span text:style-name="T6">clase Camisa</text:span><text:span text:style-name="T23"> que contenga 3 variables de instancia </text:span><text:span text:style-name="T31">private</text:span><text:span text:style-name="T23">: </text:span><text:span text:style-name="T6">precioUnitario </text:span><text:span text:style-name="T23">de tipo double, <text:s/></text:span><text:span text:style-name="T6">color </text:span><text:span text:style-name="T23">de tipo char y </text:span><text:span text:style-name="T6">talle </text:span><text:span text:style-name="T23">de tipo int. Escriba los métodos para setear y recuperar sus valores, </text:span><text:span text:style-name="T24">esto es set/get precioUnitario, color y talle</text:span><text:span text:style-name="T23">.</text:span></text:p>
            </text:list-item>
          </text:list>
        </text:list-item>
      </text:list>
      <text:p text:style-name="P31"/>
      <text:list xml:id="list165806055547987" text:continue-numbering="true" text:style-name="WW8Num2">
        <text:list-item>
          <text:list>
            <text:list-item>
              <text:p text:style-name="P47"><text:span text:style-name="T23">Escriba una </text:span><text:span text:style-name="T6">clase Pedido </text:span><text:span text:style-name="T23">que contenga 3 variables de instancia </text:span><text:span text:style-name="T31">private</text:span><text:span text:style-name="T23">:</text:span><text:span text:style-name="T31"> </text:span><text:span text:style-name="T6">camisaElegida </text:span><text:span text:style-name="T23">de tipo Camisa, </text:span><text:span text:style-name="T6">cantidadDeCamisas </text:span><text:span text:style-name="T23">de tipo int y </text:span><text:span text:style-name="T6">precioTotal </text:span><text:span text:style-name="T23">de tipo double. Escriba los métodos para setear y recuperar sus valores </text:span><text:span text:style-name="T24">de forma similar al caso de la clase Camisa</text:span><text:span text:style-name="T23">. </text:span></text:p>
            </text:list-item>
          </text:list>
        </text:list-item>
      </text:list>
      <text:p text:style-name="P31"/>
      <text:list xml:id="list165804965211937" text:continue-numbering="true" text:style-name="WW8Num2">
        <text:list-item>
          <text:list>
            <text:list-item>
              <text:p text:style-name="P47"><text:span text:style-name="T23">Agregue a la </text:span><text:span text:style-name="T6">clase Pedido</text:span><text:span text:style-name="T23"> un método llamado </text:span><text:span text:style-name="T6">calcularTotal() </text:span><text:span text:style-name="T23">que calcula el precio total del pedido de acuerdo al precio unitario y a la cantidad de la</text:span><text:span text:style-name="T24">s</text:span><text:span text:style-name="T23"> camisas compradas. A su vez este método deberá setear el valor de la variable </text:span><text:span text:style-name="T6">precioTotal </text:span><text:span text:style-name="T23">del pedido. Cada vez que se modifica la </text:span><text:span text:style-name="T6">cantidadDeCamisas </text:span><text:span text:style-name="T23">o la </text:span><text:span text:style-name="T6">camisaElegida</text:span><text:span text:style-name="T23"> se debe recalcular el </text:span><text:span text:style-name="T6">precioTotal</text:span><text:span text:style-name="T23">. </text:span></text:p>
            </text:list-item>
          </text:list>
        </text:list-item>
      </text:list>
      <text:p text:style-name="P5"/>
      <text:list xml:id="list165806439750831" text:continue-numbering="true" text:style-name="WW8Num2">
        <text:list-item>
          <text:list>
            <text:list-item>
              <text:p text:style-name="P47"><text:span text:style-name="T23">Escriba una </text:span><text:span text:style-name="T6">clase TestPedido </text:span><text:span text:style-name="T23">que en su método main() cree 4 </text:span><text:span text:style-name="T25">instancias de</text:span><text:span text:style-name="T23"> </text:span><text:span text:style-name="T6">Pedido </text:span><text:span text:style-name="T23">y 4 </text:span><text:span text:style-name="T25">instancias de </text:span><text:span text:style-name="T6">Camisa</text:span><text:span text:style-name="T23">. A cada </text:span><text:span text:style-name="T25">instancia de Camisa </text:span><text:span text:style-name="T23">asígnele un precio unitario, un talle y un color. A cada pedido, asígnele una de las camisas creadas y una cantidad. Luego, imprima el </text:span><text:span text:style-name="T6">precioTotal </text:span><text:span text:style-name="T23">del pedido y verifique que </text:span><text:span text:style-name="T25">este </text:span><text:span text:style-name="T23">sea el correcto.</text:span></text:p>
            </text:list-item>
          </text:list>
        </text:list-item>
      </text:list>
      <text:p text:style-name="P42"/>
      <text:list xml:id="list165804866237976" text:continue-numbering="true" text:style-name="WW8Num2">
        <text:list-item>
          <text:p text:style-name="P44"><text:span text:style-name="T9">Escribir una </text:span><text:span text:style-name="T14">clase</text:span><text:span text:style-name="T9"> llamada </text:span><text:span text:style-name="T17">Cliente</text:span><text:span text:style-name="T9"> y otra </text:span><text:span text:style-name="T14">CuentaCorriente </text:span><text:span text:style-name="T22">considerando que</text:span><text:span text:style-name="T9">:</text:span></text:p>
          <text:p text:style-name="P44"><text:span text:style-name="T9"/></text:p>
          <text:list>
            <text:list-item>
              <text:p text:style-name="P47"><text:soft-page-break/><text:span text:style-name="T23">La clase </text:span><text:span text:style-name="T7">Cliente</text:span><text:span text:style-name="T23"> tiene tres variables de instancia </text:span><text:span text:style-name="T31">private</text:span><text:span text:style-name="T23">: </text:span><text:span text:style-name="T6">nombre</text:span><text:span text:style-name="T23"> y </text:span><text:span text:style-name="T6">apellido </text:span><text:span text:style-name="T23">de tipo String y </text:span><text:span text:style-name="T6">edad </text:span><text:span text:style-name="T23">de tipo int. Escriba los métodos para setear y recuperar los valores de dichas variables.</text:span></text:p>
            </text:list-item>
            <text:list-item>
              <text:p text:style-name="P47"><text:span text:style-name="T23">La clase </text:span><text:span text:style-name="T6">CuentaCorriente</text:span><text:span text:style-name="T23"> tiene tres variables de instancia </text:span><text:span text:style-name="T31">private</text:span><text:span text:style-name="T23">: </text:span><text:span text:style-name="T6">titular </text:span><text:span text:style-name="T23">de tipo </text:span><text:span text:style-name="T26">Cliente</text:span><text:span text:style-name="T23"> que representa al titular de la cuenta, </text:span><text:span text:style-name="T6">nroCuenta</text:span><text:span text:style-name="T23"> de tipo int y </text:span><text:span text:style-name="T6">saldo </text:span><text:span text:style-name="T23">de tipo double. Escriba los métodos </text:span><text:span text:style-name="T26">get/set </text:span><text:span text:style-name="T23">para setear y recuperar los valores de dichas variables.</text:span></text:p>
              <text:list>
                <text:list-item>
                  <text:p text:style-name="P49"><text:span text:style-name="T23">Escriba 2 constructores: uno con 3 argumentos </text:span><text:span text:style-name="T26">de tipo </text:span><text:span text:style-name="T23">(</text:span><text:span text:style-name="T26">Cliente</text:span><text:span text:style-name="T23">, int y double) y otro con 2 </text:span><text:span text:style-name="T26">de tipo </text:span><text:span text:style-name="T23">(</text:span><text:span text:style-name="T26">Cliente </text:span><text:span text:style-name="T23">y int). Si usamos el constructor con 2 argumentos: ¿con qué valor se inicializa el saldo de la cuenta?</text:span></text:p>
                </text:list-item>
                <text:list-item>
                  <text:p text:style-name="P49"><text:span text:style-name="T23">Escriba 2 métodos </text:span><text:span text:style-name="T6">depositar(double monto)</text:span><text:span text:style-name="T23"> y </text:span><text:span text:style-name="T6">extraer(double monto) </text:span><text:span text:style-name="T23">que incremente y decremente respectivamente el </text:span><text:span text:style-name="T6">saldo</text:span><text:span text:style-name="T23"> </text:span><text:span text:style-name="T6">de la cuenta</text:span><text:span text:style-name="T23"> con el monto recibido como argumento y devuelve un double con el </text:span><text:span text:style-name="T26">nuevo </text:span><text:span text:style-name="T23">saldo.</text:span></text:p>
                </text:list-item>
                <text:list-item>
                  <text:p text:style-name="P50"><text:span text:style-name="T23">Escriba un método </text:span><text:span text:style-name="T26">que </text:span><text:span text:style-name="T23">imprima </text:span><text:span text:style-name="T26">por pantalla </text:span><text:span text:style-name="T23">todos los datos la cuenta corriente por pantalla. Al imprimir el titular de la cuenta corriente debe mostrarse el nombre, apellido y edad. </text:span><text:span text:style-name="T26">Utilice el formato de salida a elección. </text:span><text:span text:style-name="T23">¿</text:span><text:span text:style-name="T27">Cuál sería la firma de este método</text:span><text:span text:style-name="T23">?</text:span></text:p>
                </text:list-item>
                <text:list-item>
                  <text:p text:style-name="P49"><text:span text:style-name="T23">Escriba un método que permita comparar cuentas corrientes considerando que <text:s/>dos cuentas son iguales si sus números de cuenta son iguales. ¿</text:span><text:span text:style-name="T27">Cuál sería la firma de este método</text:span><text:span text:style-name="T23">?</text:span></text:p>
                </text:list-item>
              </text:list>
            </text:list-item>
          </text:list>
        </text:list-item>
      </text:list>
      <text:p text:style-name="P17"/>
      <text:list xml:id="list165805544380804" text:continue-numbering="true" text:style-name="WW8Num2">
        <text:list-item>
          <text:p text:style-name="P44"><text:span text:style-name="T9">Escribir una </text:span><text:span text:style-name="T14">clase</text:span><text:span text:style-name="T9"> llamada </text:span><text:span text:style-name="T14">CuentaAhorro</text:span><text:span text:style-name="T9"> de acuerdo a la siguiente descripción:</text:span></text:p>
          <text:list>
            <text:list-item>
              <text:p text:style-name="P47"><text:span text:style-name="T23">Es una subclase de </text:span><text:span text:style-name="T6">CuentaCorriente</text:span></text:p>
            </text:list-item>
            <text:list-item>
              <text:p text:style-name="P48"><text:span text:style-name="T23">Tiene una variable de instancia </text:span><text:span text:style-name="T31">private </text:span><text:span text:style-name="T23">llamad</text:span><text:span text:style-name="T28">a</text:span><text:span text:style-name="T23"> </text:span><text:span text:style-name="T6">interes</text:span><text:span text:style-name="T23"> de tipo double inicializada en 2.5.</text:span></text:p>
            </text:list-item>
            <text:list-item>
              <text:p text:style-name="P48"><text:span text:style-name="T23">Tiene 3 constructores: uno con 4 argumentos (</text:span><text:span text:style-name="T29">Cliente</text:span><text:span text:style-name="T23">, int, double, double), otro con 3 (</text:span><text:span text:style-name="T29">Cliente</text:span><text:span text:style-name="T23">, int y double) y otro con 2 (</text:span><text:span text:style-name="T29">Cliente</text:span><text:span text:style-name="T23"> y int). En el caso del constructor con 3 argumentos el tercero representa el interés. Si usamos el constructor con 3 o 2 argumentos: ¿qué valor inicial tiene el saldo? y en el caso de 2 argumentos ¿qué valor inicial tiene el interés? <text:s/></text:span></text:p>
            </text:list-item>
            <text:list-item>
              <text:p text:style-name="P47"><text:span text:style-name="T23">Tiene métodos para setear y recuperar los valores de cada variable de instancia. ¿Cuál es necesario definir en </text:span><text:span text:style-name="T6">CuentaAhorro</text:span><text:span text:style-name="T23">?</text:span></text:p>
            </text:list-item>
            <text:list-item>
              <text:p text:style-name="P47"><text:span text:style-name="T23">Escribir 2 métodos llamados </text:span><text:span text:style-name="T6">calcularInteres()</text:span><text:span text:style-name="T23">: uno</text:span><text:span text:style-name="T6"> </text:span><text:span text:style-name="T23">sin argumentos y</text:span><text:span text:style-name="T6"> </text:span><text:span text:style-name="T23">otro con un argumento double que representa un interés específico. Ambos devuelven un valor double que se obtiene de aplicarle al saldo un interés. Este método toma el saldo actual de la cuenta y le aplica en un interés que está dado por el valor de la variable de instancia </text:span><text:span text:style-name="T6">interes</text:span><text:span text:style-name="T23"> o por el argumento del método, dependiendo del método. Por ejemplo, si el saldo de la cuenta es 100 y el interés es 10, el método devolvería 110.</text:span></text:p>
            </text:list-item>
          </text:list>
        </text:list-item>
      </text:list>
      <text:p text:style-name="P34">¿Cómo se denomina a la capacidad de definir en una misma clase 2 métodos con el mismo nombre y argumentos diferentes?</text:p>
      <text:list xml:id="list165805151748622" text:continue-numbering="true" text:style-name="WW8Num2">
        <text:list-item>
          <text:list>
            <text:list-item>
              <text:p text:style-name="P45">Escribir un método que imprima los datos de la cuenta de ahorro en pantalla, <text:span text:style-name="T55">utilizando toString().</text:span></text:p>
            </text:list-item>
          </text:list>
        </text:list-item>
      </text:list>
      <text:p text:style-name="P31"/>
      <text:list xml:id="list165805491558841" text:continue-numbering="true" text:style-name="WW8Num2">
        <text:list-item>
          <text:p text:style-name="P44"><text:span text:style-name="T9">Escribir una </text:span><text:span text:style-name="T18">clase</text:span><text:span text:style-name="T9"> llamada </text:span><text:span text:style-name="T14">TestBanco</text:span><text:span text:style-name="T9"> que en su método </text:span><text:span text:style-name="T14">main()</text:span><text:span text:style-name="T9"> crea: 2 objetos </text:span><text:span text:style-name="T19">Cliente</text:span><text:span text:style-name="T14"> </text:span><text:span text:style-name="T9">asignándole valores </text:span><text:span text:style-name="T12">cualesquiera </text:span><text:span text:style-name="T9">a sus </text:span><text:span text:style-name="T12">atributos</text:span><text:span text:style-name="T9">, 2 objetos </text:span><text:span text:style-name="T14">CuentaCorriente </text:span><text:span text:style-name="T9">usando los constructores con 2 y 3 argumentos, y </text:span><text:span text:style-name="T13">finalmente</text:span><text:span text:style-name="T12"> crea </text:span><text:span text:style-name="T9">3 objetos </text:span><text:span text:style-name="T14">CuentaAhorro</text:span><text:span text:style-name="T9"> usando los constructores con 2, 3 y 4 argumentos. </text:span></text:p>
          <text:list>
            <text:list-item>
              <text:p text:style-name="P45">Imprima en pantalla los datos de todas las cuentas <text:span text:style-name="T56">creadas</text:span>. </text:p>
            </text:list-item>
            <text:list-item>
              <text:p text:style-name="P47"><text:span text:style-name="T23">Compare las 2 objetos </text:span><text:span text:style-name="T6">CuentaCorriente </text:span><text:span text:style-name="T23">y los 3 </text:span><text:span text:style-name="T6">CuentaAhorro</text:span><text:span text:style-name="T23">. </text:span></text:p>
            </text:list-item>
            <text:list-item>
              <text:p text:style-name="P47"><text:span text:style-name="T23">Luego, cree un nuevo objeto </text:span><text:span text:style-name="T6">CuentaAhorro </text:span><text:span text:style-name="T23">con los mismos valores que uno de los ya creados y compárelos. ¿Cómo los comparó? </text:span></text:p>
            </text:list-item>
            <text:list-item>
              <text:p text:style-name="P47"><text:span text:style-name="T23">Idem c</text:span><text:span text:style-name="T30">)</text:span><text:span text:style-name="T23"> con un objeto </text:span><text:span text:style-name="T6">CuentaCorriente</text:span><text:span text:style-name="T23">.</text:span></text:p>
            </text:list-item>
            <text:list-item>
              <text:p text:style-name="P45">De una de las <text:span text:style-name="T57">instancias de </text:span>cuentas de ahorro calcule <text:span text:style-name="T57">un</text:span> nuevo saldo aplicándole <text:span text:style-name="T57">un</text:span> interés <text:span text:style-name="T57">d</text:span>el 15,5%. ¿Cómo lo hizo?</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AR"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Normal_20__28_Web_29_" style:display-name="Normal (Web)" style:family="paragraph" style:parent-style-name="Standard">
      <style:paragraph-properties fo:margin-top="0.1945in" fo:margin-bottom="0.1945in" loext:contextual-spacing="false"/>
    </style:style>
    <style:style style:name="HTML_20_con_20_formato_20_previo" style:display-name="HTML con formato previo"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es" fo:country="ES" style:font-name-asian="Arial Unicode MS" style:font-family-asian="'Arial Unicode MS'" style:font-family-generic-asian="swiss" style:font-pitch-asian="variable" style:font-size-asian="10pt" style:font-name-complex="Courier New" style:font-family-complex="'Courier New'" style:font-family-generic-complex="modern"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Wingdings" fo:font-family="Wingdings"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7z0" style:family="text">
      <style:text-properties style:font-name="Arial" fo:font-family="Arial" style:font-family-generic="swiss" style:font-pitch="variable" fo:font-weight="bold" style:font-name-asian="SimSun" style:font-family-asian="SimSun, 宋体" style:font-pitch-asian="variable" style:font-weight-asian="bold" style:font-name-complex="Arial"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Fuente_20_de_20_párrafo_20_predeter." style:display-name="Fuente de párrafo predet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25in" text:min-label-width="0.25in"/>
      </text:list-level-style-number>
      <text:list-level-style-bullet text:level="2" text:style-name="WW8Num1z1" text:bullet-char="">
        <style:list-level-properties text:space-before="0.75in" text:min-label-width="0.25in"/>
        <style:text-properties style:font-name="Wingdings"/>
      </text:list-level-style-bullet>
      <text:list-level-style-number text:level="3" style:num-suffix="." style:num-format="a" style:num-letter-sync="true">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Wingdings"/>
      </text:list-level-style-bullet>
      <text:list-level-style-bullet text:level="2" text:style-name="WW8Num3z1" text:bullet-char="o">
        <style:list-level-properties text:space-before="0.5in" text:min-label-width="0.25in"/>
        <style:text-properties style:font-name="Courier New1"/>
      </text:list-level-style-bullet>
      <text:list-level-style-bullet text:level="3" text:style-name="WW8Num3z0" text:bullet-char="">
        <style:list-level-properties text:space-before="1in" text:min-label-width="0.25in"/>
        <style:text-properties style:font-name="Wingdings"/>
      </text:list-level-style-bullet>
      <text:list-level-style-bullet text:level="4" text:style-name="WW8Num3z3" text:bullet-char="">
        <style:list-level-properties text:space-before="1.5in" text:min-label-width="0.25in"/>
        <style:text-properties style:font-name="Symbol"/>
      </text:list-level-style-bullet>
      <text:list-level-style-bullet text:level="5" text:style-name="WW8Num3z1" text:bullet-char="o">
        <style:list-level-properties text:space-before="2in" text:min-label-width="0.25in"/>
        <style:text-properties style:font-name="Courier New1"/>
      </text:list-level-style-bullet>
      <text:list-level-style-bullet text:level="6" text:style-name="WW8Num3z0" text:bullet-char="">
        <style:list-level-properties text:space-before="2.5in" text:min-label-width="0.25in"/>
        <style:text-properties style:font-name="Wingdings"/>
      </text:list-level-style-bullet>
      <text:list-level-style-bullet text:level="7" text:style-name="WW8Num3z3" text:bullet-char="">
        <style:list-level-properties text:space-before="3in" text:min-label-width="0.25in"/>
        <style:text-properties style:font-name="Symbol"/>
      </text:list-level-style-bullet>
      <text:list-level-style-bullet text:level="8" text:style-name="WW8Num3z1" text:bullet-char="o">
        <style:list-level-properties text:space-before="3.5in" text:min-label-width="0.25in"/>
        <style:text-properties style:font-name="Courier New1"/>
      </text:list-level-style-bullet>
      <text:list-level-style-bullet text:level="9" text:style-name="WW8Num3z0"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417in" text:min-label-width="0.25in"/>
        <style:text-properties style:font-name="Wingdings"/>
      </text:list-level-style-bullet>
      <text:list-level-style-bullet text:level="2" text:style-name="WW8Num4z1" text:bullet-char="o">
        <style:list-level-properties text:space-before="1.2417in" text:min-label-width="0.25in"/>
        <style:text-properties style:font-name="Courier New1"/>
      </text:list-level-style-bullet>
      <text:list-level-style-bullet text:level="3" text:style-name="WW8Num4z0" text:bullet-char="">
        <style:list-level-properties text:space-before="1.7417in" text:min-label-width="0.25in"/>
        <style:text-properties style:font-name="Wingdings"/>
      </text:list-level-style-bullet>
      <text:list-level-style-bullet text:level="4" text:style-name="WW8Num4z3" text:bullet-char="">
        <style:list-level-properties text:space-before="2.2417in" text:min-label-width="0.25in"/>
        <style:text-properties style:font-name="Symbol"/>
      </text:list-level-style-bullet>
      <text:list-level-style-bullet text:level="5" text:style-name="WW8Num4z1" text:bullet-char="o">
        <style:list-level-properties text:space-before="2.7417in" text:min-label-width="0.25in"/>
        <style:text-properties style:font-name="Courier New1"/>
      </text:list-level-style-bullet>
      <text:list-level-style-bullet text:level="6" text:style-name="WW8Num4z0" text:bullet-char="">
        <style:list-level-properties text:space-before="3.2417in" text:min-label-width="0.25in"/>
        <style:text-properties style:font-name="Wingdings"/>
      </text:list-level-style-bullet>
      <text:list-level-style-bullet text:level="7" text:style-name="WW8Num4z3" text:bullet-char="">
        <style:list-level-properties text:space-before="3.7417in" text:min-label-width="0.25in"/>
        <style:text-properties style:font-name="Symbol"/>
      </text:list-level-style-bullet>
      <text:list-level-style-bullet text:level="8" text:style-name="WW8Num4z1" text:bullet-char="o">
        <style:list-level-properties text:space-before="4.2417in" text:min-label-width="0.25in"/>
        <style:text-properties style:font-name="Courier New1"/>
      </text:list-level-style-bullet>
      <text:list-level-style-bullet text:level="9" text:style-name="WW8Num4z0"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25in" text:min-label-width="0.25in"/>
        <style:text-properties style:font-name="Arial"/>
      </text:list-level-style-bullet>
      <text:list-level-style-bullet text:level="2" text:style-name="WW8Num7z1" text:bullet-char="o">
        <style:list-level-properties text:space-before="0.75in" text:min-label-width="0.25in"/>
        <style:text-properties style:font-name="Courier New1"/>
      </text:list-level-style-bullet>
      <text:list-level-style-bullet text:level="3" text:style-name="WW8Num7z2" text:bullet-char="">
        <style:list-level-properties text:space-before="1.25in" text:min-label-width="0.25in"/>
        <style:text-properties style:font-name="Wingdings"/>
      </text:list-level-style-bullet>
      <text:list-level-style-bullet text:level="4" text:style-name="WW8Num7z3" text:bullet-char="">
        <style:list-level-properties text:space-before="1.75in" text:min-label-width="0.25in"/>
        <style:text-properties style:font-name="Symbol"/>
      </text:list-level-style-bullet>
      <text:list-level-style-bullet text:level="5" text:style-name="WW8Num7z1" text:bullet-char="o">
        <style:list-level-properties text:space-before="2.25in" text:min-label-width="0.25in"/>
        <style:text-properties style:font-name="Courier New1"/>
      </text:list-level-style-bullet>
      <text:list-level-style-bullet text:level="6" text:style-name="WW8Num7z2" text:bullet-char="">
        <style:list-level-properties text:space-before="2.75in" text:min-label-width="0.25in"/>
        <style:text-properties style:font-name="Wingdings"/>
      </text:list-level-style-bullet>
      <text:list-level-style-bullet text:level="7" text:style-name="WW8Num7z3" text:bullet-char="">
        <style:list-level-properties text:space-before="3.25in" text:min-label-width="0.25in"/>
        <style:text-properties style:font-name="Symbol"/>
      </text:list-level-style-bullet>
      <text:list-level-style-bullet text:level="8" text:style-name="WW8Num7z1" text:bullet-char="o">
        <style:list-level-properties text:space-before="3.75in" text:min-label-width="0.25in"/>
        <style:text-properties style:font-name="Courier New1"/>
      </text:list-level-style-bullet>
      <text:list-level-style-bullet text:level="9" text:style-name="WW8Num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a" style:num-letter-sync="true">
        <style:list-level-properties text:space-before="0.4917in" text:min-label-width="0.25in"/>
      </text:list-level-style-number>
      <text:list-level-style-number text:level="2" style:num-suffix="." style:num-format="a" style:num-letter-sync="true">
        <style:list-level-properties text:space-before="0.9917in" text:min-label-width="0.25in"/>
      </text:list-level-style-number>
      <text:list-level-style-number text:level="3" style:num-suffix="." style:num-format="i">
        <style:list-level-properties text:min-label-width="1.7417in" text:min-label-distance="0.1252in" fo:text-align="end"/>
      </text:list-level-style-number>
      <text:list-level-style-number text:level="4" style:num-suffix="." style:num-format="1">
        <style:list-level-properties text:space-before="1.9917in" text:min-label-width="0.25in"/>
      </text:list-level-style-number>
      <text:list-level-style-number text:level="5" style:num-suffix="." style:num-format="a" style:num-letter-sync="true">
        <style:list-level-properties text:space-before="2.4917in" text:min-label-width="0.25in"/>
      </text:list-level-style-number>
      <text:list-level-style-number text:level="6" style:num-suffix="." style:num-format="i">
        <style:list-level-properties text:min-label-width="3.2417in" text:min-label-distance="0.1252in" fo:text-align="end"/>
      </text:list-level-style-number>
      <text:list-level-style-number text:level="7" style:num-suffix="." style:num-format="1">
        <style:list-level-properties text:space-before="3.4917in" text:min-label-width="0.25in"/>
      </text:list-level-style-number>
      <text:list-level-style-number text:level="8" style:num-suffix="." style:num-format="a" style:num-letter-sync="true">
        <style:list-level-properties text:space-before="3.9917in" text:min-label-width="0.25in"/>
      </text:list-level-style-number>
      <text:list-level-style-number text:level="9" style:num-suffix="." style:num-format="i">
        <style:list-level-properties text:min-label-width="4.7417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num-letter-sync="true">
        <style:list-level-properties text:space-before="0.25in" text:min-label-width="0.25in"/>
      </text:list-level-style-number>
      <text:list-level-style-bullet text:level="2" text:style-name="WW8Num10z1" text:bullet-char="o">
        <style:list-level-properties text:space-before="0.75in" text:min-label-width="0.25in"/>
        <style:text-properties style:font-name="Courier New1"/>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none" fo:country="none" style:language-asian="none" style:country-asian="none"/>
    </style:style>
    <style:style style:name="MP2" style:family="paragraph" style:parent-style-name="Standard">
      <style:text-properties style:font-name="Trebuchet MS" fo:font-weight="bold" style:font-weight-asian="bold" style:font-name-complex="Arial"/>
    </style:style>
    <style:style style:name="MT1" style:family="text">
      <style:text-properties officeooo:rsid="000eabde"/>
    </style:style>
    <style:style style:name="MT2" style:family="text">
      <style:text-properties style:font-name="Arial" fo:font-size="9pt" style:font-size-asian="9pt" style:font-name-complex="Arial" style:font-size-complex="9pt"/>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left="0.1102in" fo:padding-right="0.1102in" fo:padding-top="0.0602in" fo:padding-bottom="0.0602in" fo:border="none"/>
    </style:style>
    <style:page-layout style:name="Mpm1">
      <style:page-layout-properties fo:page-width="8.2673in" fo:page-height="11.6925in" style:num-format="1" style:print-orientation="portrait" fo:margin-top="0.4902in" fo:margin-bottom="0.4902in" fo:margin-left="1in" fo:margin-right="1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098in" fo:margin-left="0in" fo:margin-right="0in" fo:margin-bottom="0.4709in" style:dynamic-spacing="true"/>
      </style:header-style>
      <style:footer-style>
        <style:header-footer-properties fo:min-height="0.3846in" fo:margin-left="0in" fo:margin-right="0in" fo:margin-top="0.3457in" style:dynamic-spacing="true"/>
      </style:footer-style>
    </style:page-layout>
  </office:automatic-styles>
  <office:master-styles>
    <style:master-page style:name="Standard" style:page-layout-name="Mpm1">
      <style:header>
        <text:p text:style-name="MP1"><draw:frame draw:style-name="Mfr1" draw:name="Marco3" text:anchor-type="char" svg:x="-1in" svg:y="0.1173in" svg:width="6.1252in" svg:height="0.302in" draw:z-index="2"><draw:text-box><text:p text:style-name="MP2">Programación Orientada a Objetos – <text:span text:style-name="MT1">La clase Object y sobrecarga de métodos</text:span></text:p></draw:text-box></draw:frame></text:p>
      </style:header>
      <style:footer>
        <text:p text:style-name="Footer"><text:tab/><text:span text:style-name="MT2">Página </text:span><text:span text:style-name="MT2"><text:page-number text:select-page="current">2</text:page-number></text:span><text:span text:style-name="MT2"> de </text:span><text:span text:style-name="MT2"><text:page-count style:num-forma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Trabajo práctico Object y sobrecarga de métodos</dc:title>
    <meta:creation-date>2017-03-10T13:40:32.573296896</meta:creation-date>
    <meta:editing-cycles>10</meta:editing-cycles>
    <meta:editing-duration>PT3H7M55S</meta:editing-duration>
    <dc:date>2017-03-10T16:58:04.171531190</dc:date>
    <meta:document-statistic meta:table-count="1" meta:image-count="0" meta:object-count="0" meta:page-count="3" meta:paragraph-count="87" meta:word-count="1121" meta:character-count="6867" meta:non-whitespace-character-count="5832"/>
    <meta:user-defined meta:name="Información 1"/>
    <meta:user-defined meta:name="Información 2"/>
    <meta:user-defined meta:name="Información 3"/>
    <meta:user-defined meta:name="Información 4"/>
  </office:meta>
</office:document-meta>
</file>